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6277" officeooo:paragraph-rsid="00146277"/>
    </style:style>
    <style:style style:name="T1" style:family="text">
      <style:text-properties officeooo:rsid="0014e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 <text:span text:style-name="T1">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00:05:17.794000000</meta:creation-date>
    <dc:date>2015-08-21T00:24:34.933000000</dc:date>
    <meta:editing-duration>P0D</meta:editing-duration>
    <meta:editing-cycles>2</meta:editing-cycles>
    <meta:generator>LibreOffice/4.2.7.2$Windows_x86 LibreOffice_project/933c0aa564ec4f8883ed5732c866db48dca4dac5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